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063in" fo:margin-left="0.0042in" fo:margin-right="0.0146in" table:align="margins"/>
    </style:style>
    <style:style style:name="Table6.A" style:family="table-column">
      <style:table-column-properties style:column-width="0.9688in" style:rel-column-width="1395*"/>
    </style:style>
    <style:style style:name="Table6.B" style:family="table-column">
      <style:table-column-properties style:column-width="2.8854in" style:rel-column-width="4155*"/>
    </style:style>
    <style:style style:name="Table6.C" style:family="table-column">
      <style:table-column-properties style:column-width="3.0521in" style:rel-column-width="439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3.9063in" style:rel-column-width="5625*"/>
    </style:style>
    <style:style style:name="Table4.B" style:family="table-column">
      <style:table-column-properties style:column-width="1.3222in" style:rel-column-width="1904*"/>
    </style:style>
    <style:style style:name="Table4.C" style:family="table-column">
      <style:table-column-properties style:column-width="1.5319in" style:rel-column-width="2206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3" style:family="table-row">
      <style:table-row-properties style:min-row-height="0.3438in"/>
    </style:style>
    <style:style style:name="Table4.B3" style:family="table-cell">
      <style:table-cell-properties fo:padding="0.0382in" fo:border-left="0.0007in solid #000000" fo:border-right="none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5.0313in" style:rel-column-width="47599*"/>
    </style:style>
    <style:style style:name="Table5.B" style:family="table-column">
      <style:table-column-properties style:column-width="1.8958in" style:rel-column-width="1793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10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fo:font-size="12pt" style:font-name-asian="Consolas" style:font-size-asian="12pt" style:font-name-complex="Consolas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0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21"/><text:span text:style-name="T1"><text:s text:c="8"/></text:span><text:span text:style-name="T1"><text:text-input text:description="">$sale.title</text:text-input></text:span><text:span text:style-name="T1"> </text:span></text:p>
          </table:table-cell>
          <table:table-cell table:style-name="Table6.B1" office:value-type="string">
            <text:p text:style-name="P7">Sale Number <text:s text:c="13"/><text:text-input text:description=""/><text:text-input text:description="">$sale.saleNumber</text:text-input></text:p>
            <text:p text:style-name="P7">Delivery Date <text:s text:c="11"/><text:text-input text:description="">$sale.deliveryDate</text:text-input></text:p>
            <text:p text:style-name="P7">Payment Method <text:s text:c="6"/><text:text-input text:description="">$sale.paymentMethod</text:text-input></text:p>
            <text:p text:style-name="P7">Currency <text:s text:c="18"/><text:text-input text:description="">$sale.currency</text:text-input></text:p>
            <text:p text:style-name="P7">Name <text:s text:c="23"/><text:span text:style-name="T2"><text:text-input text:description="">$sale.customerName</text:text-input></text:span></text:p>
          </table:table-cell>
        </table:table-row>
      </table:table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sale.billTo.address1</text:text-input></text:p>
            <text:p text:style-name="P4"><text:text-input text:description="">$sale.billTo.street</text:text-input></text:p>
            <text:p text:style-name="P4"><text:text-input text:description="">$sale.billTo.city</text:text-input></text:p>
            <text:p text:style-name="P4"><text:text-input text:description="">$sale.billTo.stateOrProvinence</text:text-input></text:p>
            <text:p text:style-name="P4"><text:text-input text:description="">$sale.billTo.zipOrPostalCode</text:text-input></text:p>
            <text:p text:style-name="P4"><text:text-input text:description="">$sale.billTo.countryOrRegion</text:text-input></text:p>
            <text:p text:style-name="P4"/>
            <text:p text:style-name="P4"><text:text-input text:description="">$sale.contactName</text:text-input></text:p>
            <text:p text:style-name="P4"><text:text-input text:description="">$sale.contactNumber</text:text-input></text:p>
            <text:p text:style-name="P4"><text:text-input text:description="">$sale.contactEmail</text:text-input></text:p>
          </table:table-cell>
          <table:table-cell table:style-name="Table9.B2" office:value-type="string">
            <text:p text:style-name="P4"><text:text-input text:description="">$sale.shipTo.address1</text:text-input></text:p>
            <text:p text:style-name="P4"><text:text-input text:description="">$sale.shipTo.street</text:text-input></text:p>
            <text:p text:style-name="P4"><text:text-input text:description="">$sale.shipTo.city</text:text-input></text:p>
            <text:p text:style-name="P4"><text:text-input text:description="">$sale.shipTo.stateOrProvinence</text:text-input></text:p>
            <text:p text:style-name="P4"><text:text-input text:description="">$sale.shipTo.zipOrPostalCode</text:text-input></text:p>
            <text:p text:style-name="P4"><text:text-input text:description="">$sale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hipping Terms</text:p>
            <text:p text:style-name="P2"/>
          </table:table-cell>
          <table:table-cell table:style-name="Table1.B1" office:value-type="string">
            <text:p text:style-name="P9"><text:text-input text:description="">$sale.shippingTerms</text:text-input> </text:p>
          </table:table-cell>
          <table:table-cell table:style-name="Table1.A1" office:value-type="string">
            <text:p text:style-name="P2">Shipping Method</text:p>
          </table:table-cell>
          <table:table-cell table:style-name="Table1.D1" office:value-type="string">
            <text:p text:style-name="Table_20_Contents"><text:text-input text:description="">$sale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sale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sale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3"><text:text-input text:description="">$sale.taxTotal</text:text-input></text:p>
          </table:table-cell>
        </table:table-row>
        <table:table-row table:style-name="Table4.3">
          <table:covered-table-cell/>
          <table:table-cell table:style-name="Table4.B3" office:value-type="string">
            <text:p text:style-name="Table_20_Contents">Total</text:p>
          </table:table-cell>
          <table:table-cell table:style-name="Table4.C3" office:value-type="string">
            <text:p text:style-name="P3"><text:text-input text:description="">$sale.total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text-input text:description="">$sale.email</text:text-input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text-input text:description="">$sale.regAddress.address1</text:text-input></text:p>
            <text:p text:style-name="Table_20_Contents"><text:text-input text:description="">$sale.regAddress.street</text:text-input></text:p>
            <text:p text:style-name="Table_20_Contents"><text:text-input text:description="">$sale.regAddress.city</text:text-input></text:p>
            <text:p text:style-name="Table_20_Contents"><text:text-input text:description="">$sale.regAddress.stateOrProvinence</text:text-input></text:p>
            <text:p text:style-name="Table_20_Contents"><text:text-input text:description="">$sale.regAddress.zipOrPostalCode</text:text-input></text:p>
            <text:p text:style-name="Table_20_Contents"><text:text-input text:description="">$sale.regAddress.countryOrRegion</text:text-input></text:p>
          </table:table-cell>
          <table:table-cell table:style-name="Table5.B1" office:value-type="string">
            <text:p text:style-name="Table_20_Contents"><draw:frame draw:style-name="fr2" draw:name="graphics2" text:anchor-type="paragraph" svg:x="0.5in" svg:y="0in" svg:width="0.7992in" svg:height="0.3591in" draw:z-index="1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5-04T10:26:28.66</dc:date>
    <meta:editing-duration>PT03H18M38S</meta:editing-duration>
    <meta:editing-cycles>101</meta:editing-cycles>
    <dc:creator>Nagaraju Palla</dc:creator>
    <meta:document-statistic meta:table-count="7" meta:image-count="2" meta:object-count="0" meta:page-count="1" meta:paragraph-count="57" meta:word-count="75" meta:character-count="1108"/>
  </office:meta>
</office:document-meta>
</file>